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139.6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9.41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86.46pt"/>
    </style:style>
    <style:style style:name="co8" style:family="table-column">
      <style:table-column-properties fo:break-before="auto" style:column-width="71.01pt"/>
    </style:style>
    <style:style style:name="co9" style:family="table-column">
      <style:table-column-properties fo:break-before="auto" style:column-width="77.95pt"/>
    </style:style>
    <style:style style:name="co10" style:family="table-column">
      <style:table-column-properties fo:break-before="auto" style:column-width="82.6pt"/>
    </style:style>
    <style:style style:name="co11" style:family="table-column">
      <style:table-column-properties fo:break-before="auto" style:column-width="87.99pt"/>
    </style:style>
    <style:style style:name="co12" style:family="table-column">
      <style:table-column-properties fo:break-before="auto" style:column-width="88.7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e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ccffef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9999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Finse Network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Waspmote Serial ID</text:p>
          </table:table-cell>
          <table:table-cell table:style-name="ce2" office:value-type="string" calcext:value-type="string">
            <text:p>Mac address</text:p>
          </table:table-cell>
          <table:table-cell table:style-name="ce2" office:value-type="string" calcext:value-type="string">
            <text:p>Sensors</text:p>
          </table:table-cell>
          <table:table-cell table:style-name="ce2" office:value-type="string" calcext:value-type="string">
            <text:p>Xbee</text:p>
          </table:table-cell>
          <table:table-cell table:style-name="ce2" office:value-type="string" calcext:value-type="string">
            <text:p>Battery (mAh)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Solar panel</text:p>
          </table:table-cell>
          <table:table-cell table:style-name="ce8" office:value-type="string" calcext:value-type="string">
            <text:p>deploy location</text:p>
          </table:table-cell>
          <table:table-cell table:style-name="ce8" office:value-type="string" calcext:value-type="string">
            <text:p>deployed date</text:p>
          </table:table-cell>
          <table:table-cell table:style-name="ce8" office:value-type="string" calcext:value-type="string">
            <text:p>Latitude_DD</text:p>
          </table:table-cell>
          <table:table-cell table:style-name="ce8" office:value-type="string" calcext:value-type="string">
            <text:p>Longitude_DD</text:p>
          </table:table-cell>
          <table:table-cell table:style-name="ce11" office:value-type="string" calcext:value-type="string">
            <text:p>deployed script</text:p>
          </table:table-cell>
          <table:table-cell office:value-type="string" calcext:value-type="string">
            <text:p>Comment</text:p>
          </table:table-cell>
          <table:table-cell table:style-name="ce11" table:number-columns-repeated="1011"/>
        </table:table-row>
        <table:table-row table:style-name="ro2">
          <table:table-cell table:style-name="ce3" office:value-type="string" calcext:value-type="string">
            <text:p>Meshlium</text:p>
          </table:table-cell>
          <table:table-cell table:style-name="ce4" office:value-type="string" calcext:value-type="string">
            <text:p>0013A20040779085</text:p>
          </table:table-cell>
          <table:table-cell table:style-name="ce3" office:value-type="string" calcext:value-type="string">
            <text:p>None</text:p>
          </table:table-cell>
          <table:table-cell table:style-name="ce7" office:value-type="string" calcext:value-type="string">
            <text:p>DM-pro S1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External power</text:p>
          </table:table-cell>
          <table:table-cell table:style-name="ce9" table:number-columns-repeated="4"/>
          <table:table-cell table:number-columns-repeated="2"/>
          <table:table-cell table:style-name="ce12" table:number-columns-repeated="1011"/>
        </table:table-row>
        <table:table-row table:style-name="ro2">
          <table:table-cell office:value-type="float" office:value="408518488" calcext:value-type="float">
            <text:p>408518488</text:p>
          </table:table-cell>
          <table:table-cell office:value-type="string" calcext:value-type="string">
            <text:p>0013A200412529CC</text:p>
          </table:table-cell>
          <table:table-cell office:value-type="string" calcext:value-type="string">
            <text:p>Tair, P, H, L, Precip, WD, W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 table:style-name="ce10" office:value-type="string" calcext:value-type="string">
            <text:p>Thomas station</text:p>
          </table:table-cell>
          <table:table-cell table:style-name="ce10" office:value-type="string" calcext:value-type="string">
            <text:p>Sept 26, 2016</text:p>
          </table:table-cell>
          <table:table-cell table:style-name="ce10" office:value-type="float" office:value="60.7711111111111" calcext:value-type="float">
            <text:p>60.7711111111</text:p>
          </table:table-cell>
          <table:table-cell table:style-name="ce10" office:value-type="float" office:value="7.61194444444444" calcext:value-type="float">
            <text:p>7.6119444444</text:p>
          </table:table-cell>
          <table:table-cell office:value-type="string" calcext:value-type="string">
            <text:p>FinseWSN_2_0</text:p>
          </table:table-cell>
          <table:table-cell office:value-type="string" calcext:value-type="string">
            <text:p>date is dayof week</text:p>
          </table:table-cell>
          <table:table-cell table:number-columns-repeated="1011"/>
        </table:table-row>
        <table:table-row table:style-name="ro2">
          <table:table-cell office:value-type="float" office:value="408417058" calcext:value-type="float">
            <text:p>408417058</text:p>
          </table:table-cell>
          <table:table-cell office:value-type="string" calcext:value-type="string">
            <text:p>0013A200412539D2</text:p>
          </table:table-cell>
          <table:table-cell office:value-type="string" calcext:value-type="string">
            <text:p>Tair, P, H, L, Precip, WD, W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 table:style-name="ce10"/>
          <table:table-cell table:style-name="ce10" office:value-type="string" calcext:value-type="string">
            <text:p>Sept 26, 2016</text:p>
          </table:table-cell>
          <table:table-cell table:style-name="ce10" office:value-type="float" office:value="60.58121402" calcext:value-type="float">
            <text:p>60.58121402</text:p>
          </table:table-cell>
          <table:table-cell table:style-name="ce10" office:value-type="float" office:value="7.49001735" calcext:value-type="float">
            <text:p>7.49001735</text:p>
          </table:table-cell>
          <table:table-cell office:value-type="string" calcext:value-type="string">
            <text:p>FinseWSN_2_0</text:p>
          </table:table-cell>
          <table:table-cell office:value-type="string" calcext:value-type="string">
            <text:p>date is dayof week</text:p>
          </table:table-cell>
          <table:table-cell table:number-columns-repeated="1011"/>
        </table:table-row>
        <table:table-row table:style-name="ro2">
          <table:table-cell office:value-type="float" office:value="408424639" calcext:value-type="float">
            <text:p>408424639</text:p>
          </table:table-cell>
          <table:table-cell office:value-type="string" calcext:value-type="string">
            <text:p>0013A20041253965</text:p>
          </table:table-cell>
          <table:table-cell office:value-type="string" calcext:value-type="string">
            <text:p>Tair, P, H, L, Precip, WD, W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Jøkulhytta</text:p>
          </table:table-cell>
          <table:table-cell office:value-type="string" calcext:value-type="string">
            <text:p>Sept 27, 2016</text:p>
          </table:table-cell>
          <table:table-cell office:value-type="float" office:value="60.55277778" calcext:value-type="float">
            <text:p>60.55277778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FinseWSN_2_0</text:p>
          </table:table-cell>
          <table:table-cell office:value-type="string" calcext:value-type="string">
            <text:p>date is dayof week</text:p>
          </table:table-cell>
          <table:table-cell table:number-columns-repeated="1011"/>
        </table:table-row>
        <table:table-row table:style-name="ro2">
          <table:table-cell office:value-type="float" office:value="408426002" calcext:value-type="float">
            <text:p>408426002</text:p>
          </table:table-cell>
          <table:table-cell office:value-type="string" calcext:value-type="string">
            <text:p>0013A200412539D5</text:p>
          </table:table-cell>
          <table:table-cell office:value-type="string" calcext:value-type="string">
            <text:p>Tair, P, H, L, Precip, WD, W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Sept 28, 2016</text:p>
          </table:table-cell>
          <table:table-cell office:value-type="float" office:value="60.610117" calcext:value-type="float">
            <text:p>60.610117</text:p>
          </table:table-cell>
          <table:table-cell office:value-type="float" office:value="7.494181" calcext:value-type="float">
            <text:p>7.494181</text:p>
          </table:table-cell>
          <table:table-cell office:value-type="string" calcext:value-type="string">
            <text:p>FinseWSN_2_0</text:p>
          </table:table-cell>
          <table:table-cell office:value-type="string" calcext:value-type="string">
            <text:p>date is dayof week</text:p>
          </table:table-cell>
          <table:table-cell table:number-columns-repeated="1011"/>
        </table:table-row>
        <table:table-row table:style-name="ro2">
          <table:table-cell office:value-type="float" office:value="408520806" calcext:value-type="float">
            <text:p>408520806</text:p>
          </table:table-cell>
          <table:table-cell office:value-type="string" calcext:value-type="string">
            <text:p>0013A2004125396D</text:p>
          </table:table-cell>
          <table:table-cell office:value-type="string" calcext:value-type="string">
            <text:p>Tair, P, H, L, Precip, WD, W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Sept 27, 2016</text:p>
          </table:table-cell>
          <table:table-cell office:value-type="float" office:value="60.571171" calcext:value-type="float">
            <text:p>60.571171</text:p>
          </table:table-cell>
          <table:table-cell office:value-type="float" office:value="7.485271" calcext:value-type="float">
            <text:p>7.485271</text:p>
          </table:table-cell>
          <table:table-cell office:value-type="string" calcext:value-type="string">
            <text:p>FinseWSN_2_0</text:p>
          </table:table-cell>
          <table:table-cell office:value-type="string" calcext:value-type="string">
            <text:p>date is dayof week</text:p>
          </table:table-cell>
          <table:table-cell table:number-columns-repeated="1011"/>
        </table:table-row>
        <table:table-row table:style-name="ro2">
          <table:table-cell office:value-type="float" office:value="408422749" calcext:value-type="float">
            <text:p>408422749</text:p>
          </table:table-cell>
          <table:table-cell table:style-name="ce6" office:value-type="string" calcext:value-type="string">
            <text:p>0013A200412539D3</text:p>
          </table:table-cell>
          <table:table-cell office:value-type="string" calcext:value-type="string">
            <text:p>Tair, P, H, L, Precip, WD, W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Flux station</text:p>
          </table:table-cell>
          <table:table-cell office:value-type="string" calcext:value-type="string">
            <text:p>Sept 30, 2016</text:p>
          </table:table-cell>
          <table:table-cell office:value-type="float" office:value="60.593642" calcext:value-type="float">
            <text:p>60.593642</text:p>
          </table:table-cell>
          <table:table-cell office:value-type="float" office:value="7.526654" calcext:value-type="float">
            <text:p>7.526654</text:p>
          </table:table-cell>
          <table:table-cell office:value-type="string" calcext:value-type="string">
            <text:p>FinseWSN_2_0</text:p>
          </table:table-cell>
          <table:table-cell office:value-type="string" calcext:value-type="string">
            <text:p>date is correct</text:p>
          </table:table-cell>
          <table:table-cell table:number-columns-repeated="1011"/>
        </table:table-row>
        <table:table-row table:style-name="ro2">
          <table:table-cell office:value-type="float" office:value="408423490" calcext:value-type="float">
            <text:p>408423490</text:p>
          </table:table-cell>
          <table:table-cell office:value-type="string" calcext:value-type="string">
            <text:p>0013A20041253970</text:p>
          </table:table-cell>
          <table:table-cell office:value-type="string" calcext:value-type="string">
            <text:p>Tair, P, H, L, Precip, WD, W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Sept 29, 2016</text:p>
          </table:table-cell>
          <table:table-cell office:value-type="float" office:value="60.597082" calcext:value-type="float">
            <text:p>60.597082</text:p>
          </table:table-cell>
          <table:table-cell office:value-type="float" office:value="7.535588" calcext:value-type="float">
            <text:p>7.535588</text:p>
          </table:table-cell>
          <table:table-cell office:value-type="string" calcext:value-type="string">
            <text:p>FinseWSN_2_0</text:p>
          </table:table-cell>
          <table:table-cell office:value-type="string" calcext:value-type="string">
            <text:p>date is dayof week</text:p>
          </table:table-cell>
          <table:table-cell table:number-columns-repeated="1011"/>
        </table:table-row>
        <table:table-row table:style-name="ro2">
          <table:table-cell office:value-type="float" office:value="403372972" calcext:value-type="float">
            <text:p>403372972</text:p>
          </table:table-cell>
          <table:table-cell table:style-name="ce6" office:value-type="string" calcext:value-type="string">
            <text:p>0013A20040DB6031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ternal power</text:p>
          </table:table-cell>
          <table:table-cell table:number-columns-repeated="1017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here might be mismatch between mote ID and MAC address</text:p>
          </table:table-cell>
          <table:table-cell table:number-columns-repeated="1021"/>
        </table:table-row>
        <table:table-row table:style-name="ro2">
          <table:table-cell/>
          <table:table-cell table:style-name="ce6"/>
          <table:table-cell office:value-type="string" calcext:value-type="string">
            <text:p>MAC address correponds to mote ID</text:p>
          </table:table-cell>
          <table:table-cell table:number-columns-repeated="1021"/>
        </table:table-row>
      </table:table>
      <table:table table:name="Sheet2" table:style-name="ta1">
        <table:table-column table:style-name="co12" table:default-cell-style-name="Default"/>
        <table:table-column table:style-name="co4" table:number-columns-repeated="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Instruments</text:p>
          </table:table-cell>
        </table:table-row>
        <table:table-row table:style-name="ro2">
          <table:table-cell office:value-type="float" office:value="408518488" calcext:value-type="float">
            <text:p>408518488</text:p>
          </table:table-cell>
          <table:table-cell table:style-name="ce13" office:value-type="float" office:value="60.57976" calcext:value-type="float">
            <text:p>60.57976</text:p>
          </table:table-cell>
          <table:table-cell table:style-name="ce13" office:value-type="float" office:value="7.54416" calcext:value-type="float">
            <text:p>7.54416</text:p>
          </table:table-cell>
          <table:table-cell office:value-type="string" calcext:value-type="string">
            <text:p>Tair, P, H, L, Precip, WD, WS, SD, Rad</text:p>
          </table:table-cell>
        </table:table-row>
        <table:table-row table:style-name="ro2">
          <table:table-cell office:value-type="float" office:value="408417058" calcext:value-type="float">
            <text:p>408417058</text:p>
          </table:table-cell>
          <table:table-cell table:style-name="ce13" office:value-type="float" office:value="60.58121402" calcext:value-type="float">
            <text:p>60.58121402</text:p>
          </table:table-cell>
          <table:table-cell table:style-name="ce13" office:value-type="float" office:value="7.49001735" calcext:value-type="float">
            <text:p>7.49001735</text:p>
          </table:table-cell>
          <table:table-cell office:value-type="string" calcext:value-type="string">
            <text:p>Tair, P, H, L, Precip, WD, WS</text:p>
          </table:table-cell>
        </table:table-row>
        <table:table-row table:style-name="ro2">
          <table:table-cell office:value-type="float" office:value="408424639" calcext:value-type="float">
            <text:p>408424639</text:p>
          </table:table-cell>
          <table:table-cell office:value-type="float" office:value="60.55277778" calcext:value-type="float">
            <text:p>60.55277778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Tair, P, H, L, Precip, WD, WS</text:p>
          </table:table-cell>
        </table:table-row>
        <table:table-row table:style-name="ro2">
          <table:table-cell office:value-type="float" office:value="408426002" calcext:value-type="float">
            <text:p>408426002</text:p>
          </table:table-cell>
          <table:table-cell office:value-type="float" office:value="60.610117" calcext:value-type="float">
            <text:p>60.610117</text:p>
          </table:table-cell>
          <table:table-cell office:value-type="float" office:value="7.494181" calcext:value-type="float">
            <text:p>7.494181</text:p>
          </table:table-cell>
          <table:table-cell office:value-type="string" calcext:value-type="string">
            <text:p>Tair, P, H, L, Precip, WD, WS</text:p>
          </table:table-cell>
        </table:table-row>
        <table:table-row table:style-name="ro2">
          <table:table-cell office:value-type="float" office:value="408520806" calcext:value-type="float">
            <text:p>408520806</text:p>
          </table:table-cell>
          <table:table-cell office:value-type="float" office:value="60.571171" calcext:value-type="float">
            <text:p>60.571171</text:p>
          </table:table-cell>
          <table:table-cell office:value-type="float" office:value="7.485271" calcext:value-type="float">
            <text:p>7.485271</text:p>
          </table:table-cell>
          <table:table-cell office:value-type="string" calcext:value-type="string">
            <text:p>Tair, P, H, L, Precip, WD, WS</text:p>
          </table:table-cell>
        </table:table-row>
        <table:table-row table:style-name="ro2">
          <table:table-cell office:value-type="float" office:value="408422749" calcext:value-type="float">
            <text:p>408422749</text:p>
          </table:table-cell>
          <table:table-cell office:value-type="float" office:value="60.593642" calcext:value-type="float">
            <text:p>60.593642</text:p>
          </table:table-cell>
          <table:table-cell office:value-type="float" office:value="7.526654" calcext:value-type="float">
            <text:p>7.526654</text:p>
          </table:table-cell>
          <table:table-cell office:value-type="string" calcext:value-type="string">
            <text:p>Tair, P, H, L, Precip, WD, WS</text:p>
          </table:table-cell>
        </table:table-row>
        <table:table-row table:style-name="ro2">
          <table:table-cell office:value-type="float" office:value="408423490" calcext:value-type="float">
            <text:p>408423490</text:p>
          </table:table-cell>
          <table:table-cell office:value-type="float" office:value="60.597082" calcext:value-type="float">
            <text:p>60.597082</text:p>
          </table:table-cell>
          <table:table-cell office:value-type="float" office:value="7.535588" calcext:value-type="float">
            <text:p>7.535588</text:p>
          </table:table-cell>
          <table:table-cell office:value-type="string" calcext:value-type="string">
            <text:p>Tair, P, H, L, Precip, WD, WS</text:p>
          </table:table-cell>
        </table:table-row>
        <table:table-row table:style-name="ro2">
          <table:table-cell office:value-type="string" calcext:value-type="string">
            <text:p>Stake_1</text:p>
          </table:table-cell>
          <table:table-cell office:value-type="float" office:value="60.571333" calcext:value-type="float">
            <text:p>60.571333</text:p>
          </table:table-cell>
          <table:table-cell office:value-type="float" office:value="7.467667" calcext:value-type="float">
            <text:p>7.467667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Stake_2</text:p>
          </table:table-cell>
          <table:table-cell office:value-type="float" office:value="60.569" calcext:value-type="float">
            <text:p>60.569</text:p>
          </table:table-cell>
          <table:table-cell office:value-type="float" office:value="7.464167" calcext:value-type="float">
            <text:p>7.464167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Stake_3</text:p>
          </table:table-cell>
          <table:table-cell office:value-type="float" office:value="60.566333" calcext:value-type="float">
            <text:p>60.566333</text:p>
          </table:table-cell>
          <table:table-cell office:value-type="float" office:value="7.460667" calcext:value-type="float">
            <text:p>7.460667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Flux_station</text:p>
          </table:table-cell>
          <table:table-cell office:value-type="float" office:value="60.593864" calcext:value-type="float">
            <text:p>60.593864</text:p>
          </table:table-cell>
          <table:table-cell office:value-type="float" office:value="7.526972" calcext:value-type="float">
            <text:p>7.526972</text:p>
          </table:table-cell>
          <table:table-cell office:value-type="string" calcext:value-type="string">
            <text:p>Tair, P, H, L, Precip, WD, WS, Ts, SD, CO2, H2O, Rad</text:p>
          </table:table-cell>
        </table:table-row>
        <table:table-row table:style-name="ro2">
          <table:table-cell office:value-type="string" calcext:value-type="string">
            <text:p>WG_Finseelvi</text:p>
          </table:table-cell>
          <table:table-cell office:value-type="float" office:value="60.6166525" calcext:value-type="float">
            <text:p>60.6166525</text:p>
          </table:table-cell>
          <table:table-cell office:value-type="float" office:value="7.50416848" calcext:value-type="float">
            <text:p>7.50416848</text:p>
          </table:table-cell>
          <table:table-cell office:value-type="string" calcext:value-type="string">
            <text:p>Wpres</text:p>
          </table:table-cell>
        </table:table-row>
        <table:table-row table:style-name="ro2">
          <table:table-cell office:value-type="string" calcext:value-type="string">
            <text:p>WG_Middlebreen</text:p>
          </table:table-cell>
          <table:table-cell office:value-type="float" office:value="60.57665172" calcext:value-type="float">
            <text:p>60.57665172</text:p>
          </table:table-cell>
          <table:table-cell office:value-type="float" office:value="7.50231564" calcext:value-type="float">
            <text:p>7.50231564</text:p>
          </table:table-cell>
          <table:table-cell office:value-type="string" calcext:value-type="string">
            <text:p>Wpres</text:p>
          </table:table-cell>
        </table:table-row>
        <table:table-row table:style-name="ro2">
          <table:table-cell office:value-type="string" calcext:value-type="string">
            <text:p>Bernd_station</text:p>
          </table:table-cell>
          <table:table-cell office:value-type="float" office:value="60.57540277" calcext:value-type="float">
            <text:p>60.57540277</text:p>
          </table:table-cell>
          <table:table-cell office:value-type="float" office:value="7.55061111" calcext:value-type="float">
            <text:p>7.55061111</text:p>
          </table:table-cell>
          <table:table-cell office:value-type="string" calcext:value-type="string">
            <text:p>Tair, WS, WD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09:31:56.823250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1:24:17.079398728</meta:creation-date>
    <dc:date>2016-10-03T10:28:24.466682420</dc:date>
    <meta:editing-duration>P2DT10H20M18S</meta:editing-duration>
    <meta:editing-cycles>18</meta:editing-cycles>
    <meta:generator>LibreOffice/5.1.4.2$Linux_X86_64 LibreOffice_project/10m0$Build-2</meta:generator>
    <meta:document-statistic meta:table-count="2" meta:cell-count="177" meta:object-count="0"/>
  </office:meta>
</office:document-meta>
</file>